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P5"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bold" officeooo:rsid="000e1110" officeooo:paragraph-rsid="000e1110" style:font-name-asian="Courier" style:font-size-asian="12pt" style:font-weight-asian="bold" style:font-name-complex="Courier" style:font-size-complex="12pt" style:font-weight-complex="bold"/>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normal" style:font-name-asian="Courier" style:font-size-asian="12pt" style:font-weight-asian="normal" style:font-name-complex="Courier" style:font-size-complex="12pt" style:font-weight-complex="normal"/>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normal" officeooo:paragraph-rsid="000e1110" style:font-name-asian="Courier" style:font-size-asian="12pt" style:font-weight-asian="normal" style:font-name-complex="Courier" style:font-size-complex="12pt"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fo:font-weight="normal" officeooo:rsid="000e1110" officeooo:paragraph-rsid="000e1110" style:font-name-asian="Courier" style:font-size-asian="12pt" style:font-weight-asian="normal" style:font-name-complex="Courier" style:font-size-complex="12pt"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font-weight="normal" style:font-weight-asian="normal" style:font-weight-complex="normal"/>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3" style:family="text">
      <style:text-properties officeooo:rsid="000e11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Write a shell script to display your LOGIN NAME and HOME directory.</text:p>
      <text:p text:style-name="P3">echo $LOGNAME</text:p>
      <text:p text:style-name="P3">echo $HOME</text:p>
      <text:p text:style-name="P3"/>
      <text:p text:style-name="P3">Output:</text:p>
      <text:p text:style-name="P3">sumit</text:p>
      <text:p text:style-name="P3">/home/sumit</text:p>
      <text:p text:style-name="P3"/>
      <text:p text:style-name="P3"/>
      <text:p text:style-name="P1"><text:span text:style-name="T2">2. Write a shell script to display menu like “1. Date, 2. Cal, 3. Ls, 4. Pwd, 5. Exit”</text:span><text:span text:style-name="T1"> </text:span><text:span text:style-name="T2">and execute the commands depending on user choice.</text:span></text:p>
      <text:p text:style-name="P1"><text:span text:style-name="T2"/></text:p>
      <text:p text:style-name="P10"><text:span text:style-name="T1">function date1 {</text:span></text:p>
      <text:p text:style-name="P10"><text:span text:style-name="T1"><text:s text:c="2"/>echo $(date)</text:span></text:p>
      <text:p text:style-name="P10"><text:span text:style-name="T1">}</text:span></text:p>
      <text:p text:style-name="P10"><text:span text:style-name="T1"/></text:p>
      <text:p text:style-name="P10"><text:span text:style-name="T1">function cal1 {</text:span></text:p>
      <text:p text:style-name="P10"><text:span text:style-name="T1"><text:s text:c="2"/>echo $(cal)</text:span></text:p>
      <text:p text:style-name="P10"><text:span text:style-name="T1">}</text:span></text:p>
      <text:p text:style-name="P10"><text:span text:style-name="T1">function ls1 {</text:span></text:p>
      <text:p text:style-name="P10"><text:span text:style-name="T1"><text:s text:c="2"/>echo $(ls -l)</text:span></text:p>
      <text:p text:style-name="P10"><text:span text:style-name="T1">}</text:span></text:p>
      <text:p text:style-name="P10"><text:span text:style-name="T1"/></text:p>
      <text:p text:style-name="P10"><text:span text:style-name="T1">function pwd1 {</text:span></text:p>
      <text:p text:style-name="P10"><text:span text:style-name="T1"><text:s text:c="2"/>echo $(pwd)</text:span></text:p>
      <text:p text:style-name="P10"><text:span text:style-name="T1">}</text:span></text:p>
      <text:p text:style-name="P10"><text:span text:style-name="T1"/></text:p>
      <text:p text:style-name="P10"><text:span text:style-name="T1">echo "---------Menu---------"</text:span></text:p>
      <text:p text:style-name="P10"><text:span text:style-name="T1">echo "1. Display Date"</text:span></text:p>
      <text:p text:style-name="P10"><text:span text:style-name="T1">echo "2. Display calendar current month"</text:span></text:p>
      <text:p text:style-name="P10"><text:span text:style-name="T1">echo "3. Display files and directories present in current directory"</text:span></text:p>
      <text:p text:style-name="P10"><text:span text:style-name="T1">echo "4. Display current directory"</text:span></text:p>
      <text:p text:style-name="P10"><text:span text:style-name="T1">echo "5. Press 5 exit"</text:span></text:p>
      <text:p text:style-name="P10"><text:span text:style-name="T1">echo "Enter your choice between 1 to 5: "</text:span></text:p>
      <text:p text:style-name="P10"><text:span text:style-name="T1">read choice</text:span></text:p>
      <text:p text:style-name="P10"><text:span text:style-name="T1"/></text:p>
      <text:p text:style-name="P10"><text:span text:style-name="T1">case $choice in</text:span></text:p>
      <text:p text:style-name="P10"><text:span text:style-name="T1"><text:s text:c="2"/>1)</text:span></text:p>
      <text:p text:style-name="P10"><text:span text:style-name="T1"><text:s text:c="4"/>date1</text:span></text:p>
      <text:p text:style-name="P10"><text:span text:style-name="T1"><text:s text:c="4"/>;;</text:span></text:p>
      <text:p text:style-name="P10"><text:span text:style-name="T1"><text:s text:c="2"/>2)</text:span></text:p>
      <text:p text:style-name="P10"><text:span text:style-name="T1"><text:s text:c="4"/>cal1</text:span></text:p>
      <text:p text:style-name="P10"><text:soft-page-break/><text:span text:style-name="T1"><text:s text:c="4"/>;;</text:span></text:p>
      <text:p text:style-name="P10"><text:span text:style-name="T1"><text:s text:c="2"/>3)</text:span></text:p>
      <text:p text:style-name="P10"><text:span text:style-name="T1"><text:s text:c="4"/>ls1</text:span></text:p>
      <text:p text:style-name="P10"><text:span text:style-name="T1"><text:s text:c="4"/>;;</text:span></text:p>
      <text:p text:style-name="P10"><text:span text:style-name="T1"><text:s text:c="2"/>4)</text:span></text:p>
      <text:p text:style-name="P10"><text:span text:style-name="T1"><text:s text:c="4"/>pwd1</text:span></text:p>
      <text:p text:style-name="P10"><text:span text:style-name="T1"><text:s text:c="4"/>;;</text:span></text:p>
      <text:p text:style-name="P10"><text:span text:style-name="T1"><text:s text:c="2"/>5)</text:span></text:p>
      <text:p text:style-name="P10"><text:span text:style-name="T1"><text:s text:c="4"/>break;</text:span></text:p>
      <text:p text:style-name="P4"/>
      <text:p text:style-name="P4">3. Write a shell script to accept the name from the user and check whether user entered name is file or directory. If name is file display its size and if it is directory display its</text:p>
      <text:p text:style-name="P4">contents.</text:p>
      <text:p text:style-name="P4"/>
      <text:p text:style-name="P4">4. Write a shell script to determine whether a given number is prime or not</text:p>
      <text:p text:style-name="P8"><text:span text:style-name="T3">echo -n "enter a number to check: "</text:span></text:p>
      <text:p text:style-name="P9">read number</text:p>
      <text:p text:style-name="P9"/>
      <text:p text:style-name="P9">if [ $number -eq 1 ]</text:p>
      <text:p text:style-name="P9">then</text:p>
      <text:p text:style-name="P9"><text:s text:c="2"/>echo "this is not a prime number"</text:p>
      <text:p text:style-name="P9">else</text:p>
      <text:p text:style-name="P9"><text:s text:c="2"/>is_prime=1</text:p>
      <text:p text:style-name="P9"><text:s text:c="2"/>for (( index=2; index&lt;$number; index++ ))</text:p>
      <text:p text:style-name="P9"><text:s text:c="2"/>do</text:p>
      <text:p text:style-name="P9"><text:s text:c="4"/># remainder=$(expr $number % $index)</text:p>
      <text:p text:style-name="P9"><text:s text:c="4"/># if [ $remainder -eq 0 ]</text:p>
      <text:p text:style-name="P9"><text:s text:c="4"/>if [ $(expr $number % $index) -eq 0 ]</text:p>
      <text:p text:style-name="P9"><text:s text:c="4"/>then</text:p>
      <text:p text:style-name="P9"><text:s text:c="6"/>is_prime=0</text:p>
      <text:p text:style-name="P9"><text:s text:c="6"/>break</text:p>
      <text:p text:style-name="P9"><text:s text:c="4"/>fi</text:p>
      <text:p text:style-name="P9"><text:s text:c="2"/>done</text:p>
      <text:p text:style-name="P9"/>
      <text:p text:style-name="P9"><text:s text:c="2"/>if [ $is_prime -eq 1 ]</text:p>
      <text:p text:style-name="P9"><text:s text:c="2"/>then</text:p>
      <text:p text:style-name="P9"><text:s text:c="4"/>echo "$number is a prime number"</text:p>
      <text:p text:style-name="P9"><text:s text:c="2"/>else</text:p>
      <text:p text:style-name="P9"><text:s text:c="4"/>echo "$number is NOT a prime number"</text:p>
      <text:p text:style-name="P9"><text:s text:c="2"/>fi</text:p>
      <text:p text:style-name="P9"/>
      <text:p text:style-name="P9">fi</text:p>
      <text:p text:style-name="P6"/>
      <text:p text:style-name="P6"><text:soft-page-break/></text:p>
      <text:p text:style-name="P4">5. Write a Program to find the greatest of three numbers</text:p>
      <text:p text:style-name="P4"/>
      <text:p text:style-name="P7">echo -n "enter first number: "</text:p>
      <text:p text:style-name="P7">read num1</text:p>
      <text:p text:style-name="P7">echo -n "enter second number: "</text:p>
      <text:p text:style-name="P7">read num2</text:p>
      <text:p text:style-name="P7">echo -n "enter third number: "</text:p>
      <text:p text:style-name="P7">read num3</text:p>
      <text:p text:style-name="P7"/>
      <text:p text:style-name="P7">if [ $num1 -gt $num2 ] &amp;&amp; [ $num1 -gt $num3 ]</text:p>
      <text:p text:style-name="P7">then</text:p>
      <text:p text:style-name="P7"><text:s text:c="4"/>echo $num1 is greatest number</text:p>
      <text:p text:style-name="P7">elif [ $num2 &gt; $num3 ] &amp;&amp; [ $num2 -gt $num3 ]</text:p>
      <text:p text:style-name="P7">then</text:p>
      <text:p text:style-name="P7"><text:s text:c="4"/>echo "$num2 is greatest number"</text:p>
      <text:p text:style-name="P7">else</text:p>
      <text:p text:style-name="P7"><text:s text:c="4"/>echo $num3 is greatest</text:p>
      <text:p text:style-name="P7">fi</text:p>
      <text:p text:style-name="P4">~ <text:s/></text:p>
      <text:p text:style-name="P4">6. Write a Program to find whether a given year is a leap year or not</text:p>
      <text:p text:style-name="P4">7. Write a Program to find whether a given number is positive or negat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22T18:42:19.608030331</dc:date>
    <meta:editing-duration>PT5M24S</meta:editing-duration>
    <meta:editing-cycles>1</meta:editing-cycles>
    <meta:document-statistic meta:table-count="0" meta:image-count="0" meta:object-count="0" meta:page-count="3" meta:paragraph-count="88" meta:word-count="376" meta:character-count="1967" meta:non-whitespace-character-count="1555"/>
  </office:meta>
</office:document-meta>
</file>